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7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6.557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cm" svg:y1="10.5cm" svg:x2="19cm" svg:y2="10.5cm">
          <text:p/>
        </draw:line>
        <draw:frame draw:style-name="gr2" draw:layer="layout" svg:width="0.925cm" svg:height="0.963cm" svg:x="6cm" svg:y="10.9cm">
          <draw:text-box>
            <text:p>A</text:p>
          </draw:text-box>
        </draw:frame>
        <draw:frame draw:style-name="gr2" draw:layer="layout" svg:width="0.925cm" svg:height="0.963cm" svg:x="18.901cm" svg:y="10.901cm">
          <draw:text-box>
            <text:p>B</text:p>
          </draw:text-box>
        </draw:frame>
        <draw:frame draw:style-name="gr3" draw:layer="layout" svg:width="7.272cm" svg:height="0.963cm" svg:x="6cm" svg:y="4cm">
          <draw:text-box>
            <text:p>做线段AB的垂直平分线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7cm" svg:y1="10.5cm" svg:x2="19cm" svg:y2="10.5cm">
          <text:p/>
        </draw:line>
        <draw:frame draw:style-name="gr2" draw:layer="layout" svg:width="0.925cm" svg:height="0.963cm" svg:x="6cm" svg:y="10.9cm">
          <draw:text-box>
            <text:p>A</text:p>
          </draw:text-box>
        </draw:frame>
        <draw:frame draw:style-name="gr2" draw:layer="layout" svg:width="0.925cm" svg:height="0.963cm" svg:x="18.901cm" svg:y="10.901cm">
          <draw:text-box>
            <text:p>B</text:p>
          </draw:text-box>
        </draw:frame>
        <draw:frame draw:style-name="gr5" draw:layer="layout" svg:width="5.739cm" svg:height="0.963cm" svg:x="6cm" svg:y="4cm">
          <draw:text-box>
            <text:p>找出线段AB的中点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5.5cm" svg:y1="13.1cm" svg:x2="21cm" svg:y2="13.1cm">
          <text:p/>
        </draw:line>
        <draw:frame draw:style-name="gr6" draw:layer="layout" svg:width="0.959cm" svg:height="0.963cm" svg:x="4.988cm" svg:y="13.5cm">
          <draw:text-box>
            <text:p>C</text:p>
          </draw:text-box>
        </draw:frame>
        <draw:frame draw:style-name="gr6" draw:layer="layout" svg:width="0.959cm" svg:height="0.963cm" svg:x="21.289cm" svg:y="13.501cm">
          <draw:text-box>
            <text:p>D</text:p>
          </draw:text-box>
        </draw:frame>
        <draw:frame draw:style-name="gr7" draw:layer="layout" svg:width="1.281cm" svg:height="0.963cm" svg:x="17.79cm" svg:y="6.702cm">
          <draw:text-box>
            <text:p>B .</text:p>
          </draw:text-box>
        </draw:frame>
        <draw:frame draw:style-name="gr8" draw:layer="layout" svg:width="1.247cm" svg:height="0.963cm" svg:x="7.491cm" svg:y="9.303cm">
          <draw:text-box>
            <text:p>A .</text:p>
          </draw:text-box>
        </draw:frame>
        <draw:frame draw:style-name="gr9" draw:layer="layout" svg:width="17.057cm" svg:height="1.675cm" svg:x="5.5cm" svg:y="2.976cm">
          <draw:text-box>
            <text:p>A、B为线段CD外两点，在线段CD上找一点，使这一点到</text:p>
            <text:p>A和B的距离之和最短。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0" draw:text-style-name="P1" draw:layer="layout" svg:width="1.999cm" svg:height="0.999cm" svg:x="13cm" svg:y="10.0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0" draw:text-style-name="P1" draw:layer="layout" svg:width="0.2cm" svg:height="0.483cm" svg:x="13cm" svg:y="10.0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0" draw:text-style-name="P1" draw:layer="layout" svg:width="0.2cm" svg:height="0.483cm" svg:x="13cm" svg:y="10.00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0" draw:text-style-name="P1" draw:layer="layout" svg:width="1.143cm" svg:height="0.542cm" svg:x="4.714cm" svg:y="8.45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0" draw:text-style-name="P1" draw:layer="layout" svg:width="1.286cm" svg:height="0.542cm" svg:x="4.714cm" svg:y="9.45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1" draw:layer="layout" svg:width="3.702cm" svg:height="4.997cm" svg:x="4.298cm" svg:y="2.5cm">
          <draw:text-box>
            <text:p>展开下列算式</text:p>
            <text:p/>
            <text:p/>
            <text:p/>
            <text:p><text:span text:style-name="T1">(x+a)(x-a)</text:span></text:p>
            <text:p/>
            <text:p/>
          </draw:text-box>
        </draw:frame>
        <draw:frame draw:style-name="gr10" draw:text-style-name="P1" draw:layer="layout" svg:width="1.475cm" svg:height="0.542cm" svg:x="4.5cm" svg:y="4.4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1" draw:layer="layout" svg:width="6.767cm" svg:height="3.099cm" svg:x="4.5cm" svg:y="7cm">
          <draw:text-box>
            <text:p>用科学计数法算出结果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33M31S</meta:editing-duration>
    <meta:editing-cycles>6</meta:editing-cycles>
    <meta:generator>OpenOffice/4.1.11$Win32 OpenOffice.org_project/4111m1$Build-9808</meta:generator>
    <dc:date>2025-07-30T23:42:50.76</dc:date>
    <meta:document-statistic meta:object-count="51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+</mo>
              <mi>a</mi>
            </mrow>
          </mrow>
          <mo stretchy="false">)</mo>
        </mrow>
        <mn>2</mn>
      </msup>
    </mrow>
    <annotation encoding="StarMath 5.0">(x+a)^2</annotation>
  </semantics>
</math>
</file>

<file path=Object 5/content.xml><?xml version="1.0" encoding="utf-8"?>
<math xmlns="http://www.w3.org/1998/Math/MathML">
  <semantics>
    <mrow>
      <mrow>
        <msup>
          <mn>5</mn>
          <mn>6</mn>
        </msup>
        <mo stretchy="false">∗</mo>
        <msup>
          <mn>2</mn>
          <mn>3</mn>
        </msup>
      </mrow>
    </mrow>
    <annotation encoding="StarMath 5.0">5^6*2^3</annotation>
  </semantics>
</math>
</file>

<file path=Object 6/content.xml><?xml version="1.0" encoding="utf-8"?>
<math xmlns="http://www.w3.org/1998/Math/MathML">
  <semantics>
    <mrow>
      <mrow>
        <msup>
          <mn>5</mn>
          <mn>13</mn>
        </msup>
        <mo stretchy="false">∗</mo>
        <msup>
          <mn>4</mn>
          <mn>5</mn>
        </msup>
      </mrow>
    </mrow>
    <annotation encoding="StarMath 5.0">5^13*4^5</annotation>
  </semantics>
</math>
</file>